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9.652cm" svg:x="1.381cm" svg:y="1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2.032cm" svg:x="2.27cm" svg:y="2.5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902cm" svg:height="0.962cm" svg:x="3.613cm" svg:y="3.132cm">
          <draw:text-box>
            <text:p>UIImage</text:p>
          </draw:text-box>
        </draw:frame>
        <draw:custom-shape draw:style-name="gr2" draw:text-style-name="P1" draw:layer="layout" svg:width="5.715cm" svg:height="2.032cm" svg:x="2.27cm" svg:y="5.49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902cm" svg:height="0.962cm" svg:x="3.613cm" svg:y="6.053cm">
          <draw:text-box>
            <text:p>UIImage</text:p>
          </draw:text-box>
        </draw:frame>
        <draw:custom-shape draw:style-name="gr2" draw:text-style-name="P1" draw:layer="layout" svg:width="5.715cm" svg:height="2.032cm" svg:x="2.27cm" svg:y="8.2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902cm" svg:height="0.962cm" svg:x="3.613cm" svg:y="8.847cm">
          <draw:text-box>
            <text:p>UIImage</text:p>
          </draw:text-box>
        </draw:frame>
        <draw:frame draw:style-name="gr3" draw:layer="layout" svg:width="4.265cm" svg:height="0.962cm" svg:x="9.382cm" svg:y="1.862cm">
          <draw:text-box>
            <text:p>UIImageVie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5T13:19:29.782708000</meta:creation-date>
    <dc:date>2015-08-15T13:25:51.817349000</dc:date>
    <meta:editing-duration>P0D</meta:editing-duration>
    <meta:editing-cycles>1</meta:editing-cycles>
    <meta:document-statistic meta:object-count="8"/>
    <meta:generator>LibreOffice/4.2.5.2$MacOSX_X86_64 LibreOffice_project/61cb170a04bb1f12e77c884eab9192be736ec5f5</meta:generator>
  </office:meta>
</office:document-meta>
</file>